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5.575cm" fo:min-width="21.952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11.773cm" fo:min-width="7.166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1.81cm" fo:min-width="4.7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6cm" fo:min-width="3.909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2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1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6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6.992cm"/>
      <style:paragraph-properties style:writing-mode="lr-tb"/>
    </style:style>
    <style:style style:name="gr11" style:family="graphic" style:parent-style-name="objectwithoutfill">
      <style:graphic-properties draw:marker-end="Arrow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876cm" fo:min-width="7.27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5.6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5.797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1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1cm" fo:margin-right="0cm" fo:margin-top="0cm" fo:margin-bottom="0cm" fo:line-height="100%" fo:text-align="center" fo:text-indent="0cm" style:writing-mode="lr-tb"/>
      <style:text-properties fo:font-size="20pt"/>
    </style:style>
    <style:style style:name="P12" style:family="paragraph">
      <style:paragraph-properties fo:margin-left="0.5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left="2.2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2.2cm" fo:margin-right="0cm" fo:margin-top="0cm" fo:margin-bottom="0cm" fo:line-height="100%" fo:text-align="center" fo:text-indent="0cm" style:writing-mode="lr-tb"/>
      <style:text-properties fo:font-size="20pt"/>
    </style:style>
    <style:style style:name="P17" style:family="paragraph">
      <style:paragraph-properties fo:margin-left="2.5cm" fo:margin-right="0cm" fo:margin-top="0cm" fo:margin-bottom="0cm" fo:line-height="100%" fo:text-align="center" fo:text-indent="0cm"/>
    </style:style>
    <style:style style:name="P18" style:family="paragraph">
      <style:paragraph-properties fo:margin-left="2.1cm" fo:margin-right="0cm" fo:margin-top="0cm" fo:margin-bottom="0cm" fo:line-height="100%" fo:text-align="center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452cm" svg:height="15.825cm" svg:x="6.801cm" svg:y="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66cm" svg:height="12.023cm" svg:x="20.649cm" svg:y="1.848cm">
          <text:p text:style-name="P2"><text:span text:style-name="T1">KNN</text:span></text:p>
          <text:p text:style-name="P2"><text:span text:style-name="T1">Hardware</text:span></text:p>
          <text:p text:style-name="P2"><text:span text:style-name="T1">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5.227cm" svg:height="12.06cm" svg:x="7.693cm" svg:y="1.702cm">
          <text:p text:style-name="P2"><text:span text:style-name="T1">Register</text:span></text:p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3" draw:id="id3" draw:layer="layout" svg:width="4.409cm" svg:height="1.256cm" svg:x="0.672cm" svg:y="7.107cm">
          <draw:text-box>
            <text:p text:style-name="P5"><text:span text:style-name="T2">CPU i</text:span><text:span text:style-name="T1">/f</text:span></text:p>
          </draw:text-box>
        </draw:frame>
        <draw:connector draw:style-name="gr5" draw:text-style-name="P7" draw:layer="layout" draw:line-skew="6.925cm" svg:x1="2.634cm" svg:y1="14.954cm" svg:x2="20.649cm" svg:y2="13.105cm" draw:start-shape="id1" draw:start-glue-point="1" draw:end-shape="id2" draw:end-glue-point="7" svg:d="M2634 14954h15932v-1849h2083" svg:viewBox="0 0 18016 1850">
          <text:p/>
        </draw:connector>
        <draw:connector draw:style-name="gr6" draw:text-style-name="P7" draw:layer="layout" svg:x1="5.081cm" svg:y1="7.735cm" svg:x2="7.693cm" svg:y2="7.732cm" draw:start-shape="id3" draw:start-glue-point="1" draw:end-shape="id4" draw:end-glue-point="3" svg:d="M5081 7735h1305v-3h1307" svg:viewBox="0 0 2613 4">
          <text:p/>
        </draw:connector>
        <draw:custom-shape draw:style-name="gr7" draw:text-style-name="P8" xml:id="id5" draw:id="id5" draw:layer="layout" svg:width="0.548cm" svg:height="0.822cm" draw:transform="rotate (1.5707963267949) translate (12.027cm 13.2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7" draw:layer="layout" draw:line-skew="0.531cm" svg:x1="2.634cm" svg:y1="14.954cm" svg:x2="12.849cm" svg:y2="12.995cm" draw:start-shape="id1" draw:start-glue-point="1" draw:end-shape="id5" draw:end-glue-point="7" svg:d="M2634 14954h11248v-1959h-1033" svg:viewBox="0 0 11249 1960">
          <text:p/>
        </draw:connector>
        <draw:frame draw:style-name="gr8" draw:text-style-name="P9" xml:id="id1" draw:id="id1" draw:layer="layout" svg:width="1.628cm" svg:height="1.558cm" svg:x="1.006cm" svg:y="14.175cm">
          <draw:text-box>
            <text:p text:style-name="P5"><text:span text:style-name="T3">clk</text:span></text:p>
          </draw:text-box>
        </draw:frame>
        <draw:custom-shape draw:style-name="gr7" draw:text-style-name="P8" xml:id="id2" draw:id="id2" draw:layer="layout" svg:width="0.548cm" svg:height="0.822cm" draw:transform="rotate (-1.5707963267949) translate (21.471cm 12.83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9" xml:id="id6" draw:id="id6" draw:layer="layout" svg:width="1.628cm" svg:height="1.558cm" svg:x="1.006cm" svg:y="15.375cm">
          <draw:text-box>
            <text:p text:style-name="P5"><text:span text:style-name="T3">rst</text:span></text:p>
          </draw:text-box>
        </draw:frame>
        <draw:connector draw:style-name="gr5" draw:text-style-name="P7" draw:layer="layout" svg:x1="2.634cm" svg:y1="16.154cm" svg:x2="10.306cm" svg:y2="13.762cm" draw:start-shape="id6" draw:start-glue-point="1" draw:end-shape="id4" draw:end-glue-point="2" svg:d="M2634 16154h7672v-2392" svg:viewBox="0 0 7673 2393">
          <text:p/>
        </draw:connector>
        <draw:frame draw:style-name="gr9" draw:text-style-name="P11" draw:layer="layout" svg:width="6.925cm" svg:height="1.558cm" svg:x="12.806cm" svg:y="5.137cm">
          <draw:text-box>
            <text:p text:style-name="P10"><text:span text:style-name="T4">(x;y;lable) of data</text:span></text:p>
          </draw:text-box>
        </draw:frame>
        <draw:frame draw:style-name="gr10" draw:text-style-name="P13" draw:layer="layout" svg:width="7.492cm" svg:height="1.558cm" svg:x="12.806cm" svg:y="6.836cm">
          <draw:text-box>
            <text:p text:style-name="P12"><text:span text:style-name="T4">number of neighbors</text:span></text:p>
          </draw:text-box>
        </draw:frame>
        <draw:line draw:style-name="gr11" draw:text-style-name="P14" draw:layer="layout" svg:x1="12.857cm" svg:y1="4.526cm" svg:x2="20.627cm" svg:y2="4.526cm">
          <text:p/>
        </draw:line>
        <draw:line draw:style-name="gr11" draw:text-style-name="P14" draw:layer="layout" svg:x1="12.857cm" svg:y1="6.326cm" svg:x2="20.627cm" svg:y2="6.326cm">
          <text:p/>
        </draw:line>
        <draw:line draw:style-name="gr11" draw:text-style-name="P14" draw:layer="layout" svg:x1="12.857cm" svg:y1="8.126cm" svg:x2="20.627cm" svg:y2="8.126cm">
          <text:p/>
        </draw:line>
        <draw:frame draw:style-name="gr12" draw:text-style-name="P16" draw:layer="layout" svg:width="7.779cm" svg:height="1.126cm" svg:x="12.885cm" svg:y="3.294cm">
          <draw:text-box>
            <text:p text:style-name="P15"><text:span text:style-name="T4">(x;y) of X</text:span></text:p>
          </draw:text-box>
        </draw:frame>
        <draw:line draw:style-name="gr11" draw:text-style-name="P14" draw:layer="layout" svg:x1="12.957cm" svg:y1="9.726cm" svg:x2="20.727cm" svg:y2="9.726cm">
          <text:p/>
        </draw:line>
        <draw:line draw:style-name="gr11" draw:text-style-name="P14" draw:layer="layout" svg:x1="20.604cm" svg:y1="11.777cm" svg:x2="12.834cm" svg:y2="11.777cm">
          <text:p/>
        </draw:line>
        <draw:frame draw:style-name="gr13" draw:text-style-name="P13" draw:layer="layout" svg:width="6.121cm" svg:height="1.558cm" svg:x="12.859cm" svg:y="8.536cm">
          <draw:text-box>
            <text:p text:style-name="P17"><text:span text:style-name="T4">control</text:span></text:p>
          </draw:text-box>
        </draw:frame>
        <draw:frame draw:style-name="gr14" draw:text-style-name="P13" draw:layer="layout" svg:width="6.297cm" svg:height="1.558cm" svg:x="12.832cm" svg:y="10.717cm">
          <draw:text-box>
            <text:p text:style-name="P18"><text:span text:style-name="T4">label of 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1-01-02T19:50:33.713670658</dc:date>
    <meta:editing-duration>PT14H59M9S</meta:editing-duration>
    <meta:editing-cycles>37</meta:editing-cycles>
    <meta:generator>LibreOffice/6.4.6.2$Linux_X86_64 LibreOffice_project/40$Build-2</meta:generator>
    <meta:document-statistic meta:object-count="22"/>
  </office:meta>
</office:document-meta>
</file>